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0pt" fo:font-style="normal" officeooo:rsid="001fab6a" officeooo:paragraph-rsid="001fab6a" style:font-size-asian="17.5pt" style:font-style-asian="normal" style:font-size-complex="2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fab6a" officeooo:paragraph-rsid="001fab6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29cdd" officeooo:paragraph-rsid="00229cdd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3d78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43557" officeooo:paragraph-rsid="0024355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5c5ef" officeooo:paragraph-rsid="0025c5e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5c5ef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2554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6b12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6b12" officeooo:paragraph-rsid="0025c5e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6b12" officeooo:paragraph-rsid="00276b1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1fab6a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213d78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213d78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13d78" officeooo:paragraph-rsid="001fab6a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29cdd" officeooo:paragraph-rsid="00229cd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5c5ef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2554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6b12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solid" style:text-underline-width="auto" style:text-underline-color="font-color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normal" fo:font-weight="bold" officeooo:rsid="00213d78" officeooo:paragraph-rsid="00213d78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officeooo:rsid="00229cdd" officeooo:paragraph-rsid="00229cd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2cfb8d" officeooo:paragraph-rsid="002cfb8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none" fo:font-weight="normal" officeooo:rsid="00243557" officeooo:paragraph-rsid="0024355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Ubuntu" fo:font-size="12pt" fo:font-style="normal" style:text-underline-style="none" fo:font-weight="normal" officeooo:rsid="002ae4c4" officeooo:paragraph-rsid="002ae4c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Ubuntu" fo:font-size="12pt" fo:font-style="normal" style:text-underline-style="none" fo:font-weight="normal" officeooo:rsid="002cfb8d" officeooo:paragraph-rsid="002cfb8d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Ubuntu" fo:font-size="12pt" fo:font-style="normal" style:text-underline-style="none" fo:font-weight="normal" officeooo:rsid="002ea514" officeooo:paragraph-rsid="002ea51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Ubuntu" fo:font-size="12pt" fo:font-style="normal" style:text-underline-style="none" fo:font-weight="normal" officeooo:rsid="002ed162" officeooo:paragraph-rsid="002ed16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1d1f9" officeooo:paragraph-rsid="0031d1f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345c83" officeooo:paragraph-rsid="00345c83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46b05" officeooo:paragraph-rsid="00345c8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346b05" officeooo:paragraph-rsid="00346b0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Ubuntu" fo:font-size="12pt" fo:font-style="normal" style:text-underline-style="none" fo:font-weight="bold" officeooo:rsid="002ae4c4" officeooo:paragraph-rsid="002ae4c4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cfb8d" officeooo:paragraph-rsid="002cfb8d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ea514" officeooo:paragraph-rsid="002ea514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31d1f9" officeooo:paragraph-rsid="0031d1f9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378675" officeooo:paragraph-rsid="00378675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bold" officeooo:rsid="00378675" officeooo:paragraph-rsid="00378675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bold" officeooo:rsid="0037b307" officeooo:paragraph-rsid="0037b307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bold" officeooo:rsid="0037b307" officeooo:paragraph-rsid="0037cb2f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bold" officeooo:rsid="0037b307" officeooo:paragraph-rsid="00389cfe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bold" officeooo:rsid="0037cb2f" officeooo:paragraph-rsid="0037cb2f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bold" officeooo:rsid="0037cb2f" officeooo:paragraph-rsid="00389cfe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cfb8d" officeooo:paragraph-rsid="002cfb8d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ea514" officeooo:paragraph-rsid="002ea514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1d1f9" officeooo:paragraph-rsid="0031d1f9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5eada" officeooo:paragraph-rsid="0035eada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5eada" officeooo:paragraph-rsid="0035eada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78675" officeooo:paragraph-rsid="00378675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 style:list-style-name="L2">
      <style:paragraph-properties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66" style:family="paragraph" style:parent-style-name="Standard" style:list-style-name="L4">
      <style:paragraph-properties fo:text-align="start" style:justify-single-word="false"/>
      <style:text-properties fo:font-style="normal" fo:font-weight="bold" officeooo:rsid="00243557" officeooo:paragraph-rsid="00243557" style:font-style-asian="normal" style:font-weight-asian="bold" style:font-style-complex="normal" style:font-weight-complex="bold"/>
    </style:style>
    <style:style style:name="P67" style:family="paragraph" style:parent-style-name="Standard" style:list-style-name="L6">
      <style:paragraph-properties fo:text-align="start" style:justify-single-word="false"/>
      <style:text-properties officeooo:rsid="002cfb8d" officeooo:paragraph-rsid="002cfb8d"/>
    </style:style>
    <style:style style:name="P68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bold" officeooo:rsid="0031d1f9" officeooo:paragraph-rsid="0031d1f9" style:font-weight-asian="bold" style:font-weight-complex="bold"/>
    </style:style>
    <style:style style:name="P69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bold" officeooo:rsid="00345c83" officeooo:paragraph-rsid="00345c83" style:font-weight-asian="bold" style:font-weight-complex="bold"/>
    </style:style>
    <style:style style:name="P70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bold" officeooo:rsid="00346b05" officeooo:paragraph-rsid="00346b05" style:font-weight-asian="bold" style:font-weight-complex="bold"/>
    </style:style>
    <style:style style:name="P71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normal" officeooo:rsid="0031d1f9" officeooo:paragraph-rsid="0032c2ef" style:font-weight-asian="normal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normal" officeooo:rsid="00345c83" officeooo:paragraph-rsid="00345c83" style:font-weight-asian="normal" style:font-weight-complex="normal"/>
    </style:style>
    <style:style style:name="P73" style:family="paragraph" style:parent-style-name="Table_20_Contents">
      <style:text-properties style:font-name="Ubuntu" fo:font-size="12pt" style:text-underline-style="solid" style:text-underline-width="auto" style:text-underline-color="font-color" fo:font-weight="bold" officeooo:rsid="00293958" style:font-size-asian="10.5pt" style:font-weight-asian="bold" style:font-size-complex="12pt" style:font-weight-complex="bold"/>
    </style:style>
    <style:style style:name="T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style:text-underline-style="none" fo:font-weight="normal" officeooo:rsid="001fab6a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style:text-underline-style="none" fo:font-weight="normal" officeooo:rsid="00213d78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style:text-underline-style="none" fo:font-weight="normal" officeooo:rsid="00243557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style:text-underline-style="none" fo:font-weight="normal" officeooo:rsid="00229cdd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Ubuntu" fo:font-size="12pt" fo:font-style="normal" style:text-underline-style="none" fo:font-weight="normal" officeooo:rsid="002ea514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 fo:font-size="12pt" fo:font-style="normal" style:text-underline-style="none" fo:font-weight="normal" officeooo:rsid="002ed162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32c2e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346b05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style:font-size-asian="10.5pt" style:font-style-asian="normal" style:font-size-complex="12pt" style:font-style-complex="normal"/>
    </style:style>
    <style:style style:name="T12" style:family="text">
      <style:text-properties style:font-name="Ubuntu" fo:font-size="12pt" fo:font-style="normal" style:text-underline-style="none" officeooo:rsid="00338d37" style:font-size-asian="10.5pt" style:font-style-asian="normal" style:font-size-complex="12pt" style:font-style-complex="normal"/>
    </style:style>
    <style:style style:name="T13" style:family="text">
      <style:text-properties style:font-name="Ubuntu" fo:font-size="12pt" fo:font-style="normal" style:text-underline-style="none" officeooo:rsid="00346b05" style:font-size-asian="10.5pt" style:font-style-asian="normal" style:font-size-complex="12pt" style:font-style-complex="normal"/>
    </style:style>
    <style:style style:name="T14" style:family="text">
      <style:text-properties style:font-name="Ubuntu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229cd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378675" style:font-weight-asian="normal" style:font-weight-complex="normal"/>
    </style:style>
    <style:style style:name="T20" style:family="text">
      <style:text-properties officeooo:rsid="0030515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7cb2f" style:font-weight-asian="normal" style:font-weight-complex="normal"/>
    </style:style>
    <style:style style:name="T23" style:family="text">
      <style:text-properties fo:font-weight="normal" officeooo:rsid="00389cfe" style:font-weight-asian="normal" style:font-weight-complex="normal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89cfe" style:font-style-asian="italic" style:font-weight-asian="normal" style:font-style-complex="italic" style:font-weight-complex="normal"/>
    </style:style>
    <style:style style:name="T26" style:family="text">
      <style:text-properties officeooo:rsid="0037867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UT2</text:p>
      <text:p text:style-name="P1"/>
      <text:p text:style-name="P2">ELEMENTOS</text:p>
      <text:p text:style-name="P4"/>
      <text:p text:style-name="P17">&lt;!<text:span text:style-name="T16">DOCTYPE html&gt;</text:span></text:p>
      <text:p text:style-name="P5">Indica de que tipo es el documento </text:p>
      <text:p text:style-name="P4"/>
      <text:p text:style-name="P18">&lt;html&gt;&lt;/html&gt;</text:p>
      <text:p text:style-name="P6">Delimita el contenido del documento. Atributos: </text:p>
      <text:list xml:id="list213727516" text:style-name="L1">
        <text:list-item>
          <text:p text:style-name="P31">dir: indica el sentido de la lectura</text:p>
          <text:list>
            <text:list-item>
              <text:p text:style-name="P31">ltr(De izquierda a derecha)</text:p>
            </text:list-item>
            <text:list-item>
              <text:p text:style-name="P31">rtl(De derecha a izquierda)</text:p>
            </text:list-item>
          </text:list>
        </text:list-item>
        <text:list-item>
          <text:p text:style-name="P31">lang: Indica el idioma por defecto.</text:p>
        </text:list-item>
      </text:list>
      <text:p text:style-name="P6"/>
      <text:p text:style-name="P19">&lt;head&gt;&lt;/head&gt;</text:p>
      <text:p text:style-name="P27"><text:span text:style-name="T1">Del</text:span><text:span text:style-name="T3">i</text:span><text:span text:style-name="T1">mita <text:s/>la cabecera del documento. Atributos: dir, lang. Contenido:</text:span></text:p>
      <text:list xml:id="list3545885298" text:style-name="L2">
        <text:list-item>
          <text:p text:style-name="P65"><text:span text:style-name="T1">&lt;title&gt;&lt;/</text:span><text:span text:style-name="T3">title&gt;</text:span><text:span text:style-name="T1"> : Indica el nombre de la página.</text:span></text:p>
        </text:list-item>
        <text:list-item>
          <text:p text:style-name="P65"><text:span text:style-name="T1">&lt;</text:span><text:span text:style-name="T3">style&gt;&lt;/style&gt; : inserta una hoja de estilos en la cabecera.</text:span></text:p>
        </text:list-item>
      </text:list>
      <text:p text:style-name="P7"/>
      <text:p text:style-name="P20">&lt;body&gt;&lt;/body&gt;</text:p>
      <text:p text:style-name="P28"><text:span text:style-name="T1">Delimita el cuerpo del documento. Atributos: </text:span><text:span text:style-name="T2">dir, lang , </text:span><text:span text:style-name="T1">title,style.</text:span></text:p>
      <text:list xml:id="list1049427592" text:style-name="L3">
        <text:list-item>
          <text:p text:style-name="P32">Background=”nombreDeFichero” permite foner de fondo una imagen.</text:p>
        </text:list-item>
        <text:list-item>
          <text:p text:style-name="P32">bgcolor=”codigoDeColor” pone un color de fondo</text:p>
        </text:list-item>
        <text:list-item>
          <text:p text:style-name="P32">text=”codigoDeColor” indica el color del texto</text:p>
        </text:list-item>
      </text:list>
      <text:p text:style-name="P8"/>
      <text:p text:style-name="P8"/>
      <text:p text:style-name="P3">CONTENIDO DEL &lt;body&gt;</text:p>
      <text:p text:style-name="P8"/>
      <text:p text:style-name="P21">&lt;h1|h2|h3|h4|h5|h6&gt;</text:p>
      <text:p text:style-name="P10">Necesita de etiqueta de cierre.</text:p>
      <text:p text:style-name="P29"><text:span text:style-name="T1">Niveles de cabecera, a menor número mas tamaño. </text:span><text:span text:style-name="T4">Atributos: style=””</text:span></text:p>
      <text:list xml:id="list1975538973" text:style-name="L4">
        <text:list-item>
          <text:p text:style-name="P33">font-size:XXpx;” Le das X tamaño <text:span text:style-name="T20">a la letra.</text:span></text:p>
        </text:list-item>
        <text:list-item>
          <text:p text:style-name="P66"><text:span text:style-name="T1">color=” </text:span><text:span text:style-name="T5">codigoDeColor” </text:span><text:span text:style-name="T1">Le cambias el color a las letras</text:span></text:p>
        </text:list-item>
      </text:list>
      <text:p text:style-name="P9"/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3">FORMATO DE TEXTO</text:p>
          </table:table-cell>
          <table:table-cell table:style-name="Tabla1.B1" office:value-type="string">
            <text:p text:style-name="P22">&lt;p&gt;&lt;/p&gt;</text:p>
            <text:p text:style-name="P11">Crea un parrafo para contener texto.</text:p>
          </table:table-cell>
        </table:table-row>
        <table:table-row>
          <table:table-cell table:style-name="Tabla1.A2" office:value-type="string">
            <text:p text:style-name="P23">&lt;b&gt;&lt;/b&gt;</text:p>
            <text:p text:style-name="P12">Pone en negrita el texto</text:p>
          </table:table-cell>
          <table:table-cell table:style-name="Tabla1.B2" office:value-type="string">
            <text:p text:style-name="P24">&lt;i&gt;&lt;/i&gt;</text:p>
            <text:p text:style-name="P13">Pone el texto en cursiva</text:p>
          </table:table-cell>
        </table:table-row>
        <table:table-row>
          <table:table-cell table:style-name="Tabla1.A2" office:value-type="string">
            <text:p text:style-name="P24">&lt;u&gt;&lt;/u&gt;</text:p>
            <text:p text:style-name="P13">Subraya el texto.</text:p>
          </table:table-cell>
          <table:table-cell table:style-name="Tabla1.B2" office:value-type="string">
            <text:p text:style-name="P24">&lt;s&gt;&lt;/s&gt;</text:p>
            <text:p text:style-name="P13">Tacha el texto</text:p>
          </table:table-cell>
        </table:table-row>
        <table:table-row>
          <table:table-cell table:style-name="Tabla1.A2" office:value-type="string">
            <text:p text:style-name="P23">&lt;hr&gt;</text:p>
            <text:p text:style-name="P12">Crea un linea horizontal</text:p>
          </table:table-cell>
          <table:table-cell table:style-name="Tabla1.B2" office:value-type="string">
            <text:p text:style-name="P22">&lt;br&gt;</text:p>
            <text:p text:style-name="P11">Crea un salto de línea</text:p>
          </table:table-cell>
        </table:table-row>
      </table:table>
      <text:p text:style-name="P15"/>
      <text:p text:style-name="P8"/>
      <text:p text:style-name="P26">LISTAS</text:p>
      <text:p text:style-name="P16"/>
      <text:p text:style-name="P25">&lt;ul&gt;&lt;/ul&gt;</text:p>
      <text:p text:style-name="P16">Lista no ordenada. Atributo:</text:p>
      <text:list xml:id="list2094962537" text:style-name="L5">
        <text:list-item>
          <text:p text:style-name="P35">type=”disc, square, circle”</text:p>
        </text:list-item>
        <text:list-item>
          <text:p text:style-name="P48">&lt;li&gt;&lt;/li&gt;</text:p>
          <text:list>
            <text:list-item>
              <text:p text:style-name="P35">Para poner elementos en la lista</text:p>
            </text:list-item>
          </text:list>
        </text:list-item>
      </text:list>
      <text:p text:style-name="P16"/>
      <text:p text:style-name="P25">&lt;ol&gt;&lt;/ol&gt;</text:p>
      <text:p text:style-name="P16">Lista ordenada. Atributo:</text:p>
      <text:list xml:id="list125540072949149" text:continue-numbering="true" text:style-name="L5">
        <text:list-item>
          <text:p text:style-name="P35">type=”1, a, i, A”</text:p>
        </text:list-item>
        <text:list-item>
          <text:p text:style-name="P35">start=”primer numero lista”</text:p>
        </text:list-item>
        <text:list-item>
          <text:p text:style-name="P48">&lt;li&gt;&lt;/li&gt;</text:p>
          <text:list>
            <text:list-item>
              <text:p text:style-name="P35">Para poner elementos en la lista</text:p>
            </text:list-item>
          </text:list>
        </text:list-item>
      </text:list>
      <text:p text:style-name="P16"/>
      <text:p text:style-name="P16"/>
      <text:p text:style-name="P59">ENLACES</text:p>
      <text:p text:style-name="P36"/>
      <text:p text:style-name="P49">&lt;a&gt;&lt;/a&gt;</text:p>
      <text:p text:style-name="P30"><text:span text:style-name="T8">Puede c</text:span><text:span text:style-name="T7">ontene</text:span><text:span text:style-name="T8">r</text:span><text:span text:style-name="T7"> texto y es e</text:span><text:span text:style-name="T6">mpleada para crear hiperenlaces. Atributos:</text:span></text:p>
      <text:list xml:id="list262620735" text:style-name="L6">
        <text:list-item>
          <text:p text:style-name="P37">href=”ruta”: permite establecer una URL con la que enlazar.</text:p>
          <text:list>
            <text:list-item>
              <text:p text:style-name="P67"><text:span text:style-name="T6">Absoluta o relativa: Una dirección web, </text:span><text:span text:style-name="T7">o ruta carpeta.</text:span></text:p>
            </text:list-item>
            <text:list-item>
              <text:p text:style-name="P37">Marcador en el mismo documento: #ID_elemento.</text:p>
              <text:list>
                <text:list-item>
                  <text:p text:style-name="P37">Id: identificador que se emplea como anclaje en el documento al que queremos hacer referencia con el marcador.</text:p>
                </text:list-item>
              </text:list>
            </text:list-item>
          </text:list>
        </text:list-item>
        <text:list-item>
          <text:p text:style-name="P38">target=”blank”: Abre el enlace en una nueva pestaña.</text:p>
        </text:list-item>
        <text:list-item>
          <text:p text:style-name="P41">Se puede combinar con &lt;img/&gt;</text:p>
        </text:list-item>
      </text:list>
      <text:p text:style-name="P39"/>
      <text:p text:style-name="P39"/>
      <text:p text:style-name="P60">IMÁGENES</text:p>
      <text:p text:style-name="P39"/>
      <text:p text:style-name="P50">&lt;img/&gt;</text:p>
      <text:p text:style-name="P39">Empleada para mostrar imágenes. Atributos:(src y alt son obligatorios)</text:p>
      <text:list xml:id="list1193317996" text:style-name="L7">
        <text:list-item>
          <text:p text:style-name="P40">src=”ubicación”: Donde se encuentra la imágen. La ruta puede ser absoluta o relativa. </text:p>
        </text:list-item>
        <text:list-item>
          <text:p text:style-name="P40">alt=”texto”: Texto que aparace si no se ve la imagen.</text:p>
        </text:list-item>
        <text:list-item>
          <text:p text:style-name="P42">title=”texto”: Muestra un texto al poner el puntero sobre la imagen.</text:p>
        </text:list-item>
      </text:list>
      <text:p text:style-name="P39"/>
      <text:p text:style-name="P39"/>
      <text:p text:style-name="P61">TABLAS</text:p>
      <text:p text:style-name="P43"/>
      <text:p text:style-name="P51">&lt;table&gt;&lt;/table&gt;</text:p>
      <text:p text:style-name="P43">Contiene todos los elementos de una tabla.</text:p>
      <text:list xml:id="list3065673564" text:style-name="L8">
        <text:list-item>
          <text:p text:style-name="P68"><text:span text:style-name="T11">&lt;tr&gt;&lt;/tr&gt;</text:span><text:span text:style-name="T6"> </text:span><text:span text:style-name="T9">c</text:span><text:span text:style-name="T6">ontiene a:</text:span></text:p>
          <text:list>
            <text:list-item>
              <text:p text:style-name="P71"><text:span text:style-name="T14">&lt;td&gt;&lt;/td&gt;</text:span><text:span text:style-name="T11"> : </text:span><text:span text:style-name="T12">texto normal.</text:span></text:p>
            </text:list-item>
            <text:list-item>
              <text:p text:style-name="P71"><text:span text:style-name="T14">&lt;th&gt;&lt;/th&gt; </text:span><text:span text:style-name="T11">: </text:span><text:span text:style-name="T12">Texto resaltado.</text:span></text:p>
            </text:list-item>
            <text:list-item>
              <text:p text:style-name="P72"><text:span text:style-name="T12">C</text:span><text:span text:style-name="T11">ada &lt;td&gt; o &lt;th&gt; crea un elemento de las columnas de la tabla.</text:span></text:p>
            </text:list-item>
            <text:list-item>
              <text:p text:style-name="P44">Cada &lt;tr&gt;&lt;/tr&gt; crea una de las filas de la tabla.</text:p>
            </text:list-item>
          </text:list>
        </text:list-item>
        <text:list-item>
          <text:p text:style-name="P69"><text:span text:style-name="T11">&lt;</text:span><text:span text:style-name="T13">caption&gt;&lt;/caption&gt;</text:span><text:span text:style-name="T10"> : Crea un título para la tabla.</text:span></text:p>
        </text:list-item>
      </text:list>
      <text:p text:style-name="P45"/>
      <text:p text:style-name="P45"/>
      <text:p text:style-name="P45"/>
      <text:list xml:id="list125540773433986" text:continue-numbering="true" text:style-name="L8">
        <text:list-item>
          <text:p text:style-name="P46"><text:soft-page-break/>Atributos:</text:p>
          <text:list>
            <text:list-item>
              <text:p text:style-name="P70"><text:span text:style-name="T6">colspan=”x” : indica cuantas </text:span><text:span text:style-name="T15">columnas</text:span><text:span text:style-name="T6"> ocupará esa celda.</text:span></text:p>
              <text:list>
                <text:list-item>
                  <text:p text:style-name="P46">Hay que quitar un &lt;td&gt; por cada hueco adicional.</text:p>
                </text:list-item>
              </text:list>
            </text:list-item>
            <text:list-item>
              <text:p text:style-name="P70"><text:span text:style-name="T6">rowspan=”x” : Indica cuantas </text:span><text:span text:style-name="T15">filas</text:span><text:span text:style-name="T6"> ocupará esa celda.</text:span></text:p>
              <text:list>
                <text:list-item>
                  <text:p text:style-name="P46">Hay que quitar un &lt;td&gt; por cada hueco adicional.</text:p>
                </text:list-item>
              </text:list>
            </text:list-item>
          </text:list>
        </text:list-item>
      </text:list>
      <text:p text:style-name="P39"/>
      <text:p text:style-name="P39"/>
      <text:p text:style-name="P62">FORMULARIOS</text:p>
      <text:p text:style-name="P62"><text:span text:style-name="T18"/></text:p>
      <text:p text:style-name="P62"><text:span text:style-name="T17">&lt;form&gt;&lt;/form&gt;</text:span></text:p>
      <text:p text:style-name="P62"><text:span text:style-name="T18">Contiene la información que queremos enviar.</text:span></text:p>
      <text:list xml:id="list420906519" text:style-name="L9">
        <text:list-item>
          <text:p text:style-name="P63"><text:span text:style-name="T18">action=”</text:span><text:span text:style-name="T24">ruta destino</text:span><text:span text:style-name="T18">” : Obligatorio.</text:span></text:p>
        </text:list-item>
        <text:list-item>
          <text:p text:style-name="P63"><text:span text:style-name="T18">method=”GET/POST”</text:span></text:p>
          <text:list>
            <text:list-item>
              <text:p text:style-name="P63"><text:span text:style-name="T18">GET: </text:span><text:span text:style-name="T19">Viene por defecto, los datos se añaden a la URL.</text:span></text:p>
            </text:list-item>
            <text:list-item>
              <text:p text:style-name="P64"><text:span text:style-name="T18">POST: Los datos son invisibles para el usuario. Más seguro.</text:span></text:p>
            </text:list-item>
          </text:list>
        </text:list-item>
        <text:list-item>
          <text:p text:style-name="P64"><text:span text:style-name="T18"/></text:p>
        </text:list-item>
      </text:list>
      <text:p text:style-name="P39"/>
      <text:p text:style-name="P50">&lt;<text:span text:style-name="T26">input/&gt;</text:span></text:p>
      <text:p text:style-name="P52"><text:span text:style-name="T21">Para definir los elementos tipicos de los formularios. Atributos:</text:span></text:p>
      <text:list xml:id="list3905592627" text:style-name="L10">
        <text:list-item>
          <text:p text:style-name="P53"><text:span text:style-name="T21">id: Identifica el campo</text:span></text:p>
        </text:list-item>
        <text:list-item>
          <text:p text:style-name="P53"><text:span text:style-name="T21">name=”nombreCampo” : Indica el nombre del campo.</text:span></text:p>
        </text:list-item>
        <text:list-item>
          <text:p text:style-name="P53"><text:span text:style-name="T21">type=”valor” : Define el tipo de formulario.</text:span></text:p>
          <text:list>
            <text:list-item>
              <text:p text:style-name="P55"><text:span text:style-name="T22">t</text:span><text:span text:style-name="T21">ext: </text:span><text:span text:style-name="T22">Por defecto, para introducir un texto. Atributos:</text:span></text:p>
              <text:list>
                <text:list-item>
                  <text:p text:style-name="P57"><text:span text:style-name="T21">maxlength=”x” : limita l máximo de caracteres.</text:span></text:p>
                </text:list-item>
                <text:list-item>
                  <text:p text:style-name="P57"><text:span text:style-name="T21">value=”algo” : muestra el valor del campo.</text:span></text:p>
                </text:list-item>
              </text:list>
            </text:list-item>
            <text:list-item>
              <text:p text:style-name="P55"><text:span text:style-name="T22">c</text:span><text:span text:style-name="T21">heckbox: </text:span><text:span text:style-name="T22">Muestra casillas de verificación.</text:span></text:p>
              <text:list>
                <text:list-item>
                  <text:p text:style-name="P57"><text:span text:style-name="T21">name=”algo”: Denomina el grupo de acciones, todas el mismo.</text:span></text:p>
                </text:list-item>
                <text:list-item>
                  <text:p text:style-name="P57"><text:span text:style-name="T21">value=”algo”: Indica el nombre del valor a enviar al marcar la casilla.</text:span></text:p>
                </text:list-item>
              </text:list>
            </text:list-item>
            <text:list-item>
              <text:p text:style-name="P56"><text:span text:style-name="T23">r</text:span><text:span text:style-name="T21">adio: </text:span><text:span text:style-name="T23">Casilla de opción.</text:span></text:p>
              <text:list>
                <text:list-item>
                  <text:p text:style-name="P58"><text:span text:style-name="T21">name=”algo”: Denomina el grupo de acciones, todas el mismo.</text:span></text:p>
                </text:list-item>
                <text:list-item>
                  <text:p text:style-name="P58"><text:span text:style-name="T23">value=”algo”: Indica el nombre del valor a enviar al marcar la casilla.</text:span></text:p>
                </text:list-item>
              </text:list>
            </text:list-item>
            <text:list-item>
              <text:p text:style-name="P56"><text:span text:style-name="T23">f</text:span><text:span text:style-name="T21">ile: </text:span><text:span text:style-name="T23">opcion para enviar ficheros</text:span></text:p>
            </text:list-item>
            <text:list-item>
              <text:p text:style-name="P56"><text:span text:style-name="T21">password: </text:span><text:span text:style-name="T23">Igual que la opción </text:span><text:span text:style-name="T25">text</text:span><text:span text:style-name="T23"> pero que oculta el contenido.</text:span></text:p>
            </text:list-item>
            <text:list-item>
              <text:p text:style-name="P56"><text:span text:style-name="T21">Hidden: </text:span><text:span text:style-name="T23">Campo oculto.</text:span></text:p>
            </text:list-item>
            <text:list-item>
              <text:p text:style-name="P56"><text:span text:style-name="T21">, button, submit, reset.</text:span></text:p>
            </text:list-item>
          </text:list>
        </text:list-item>
        <text:list-item>
          <text:p text:style-name="P54"><text:span text:style-name="T21"/></text:p>
        </text:list-item>
      </text:list>
      <text:p text:style-name="P50"><text:span text:style-name="T21"/></text:p>
      <text:p text:style-name="P50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16:17.445140566</meta:creation-date>
    <dc:date>2024-12-03T12:55:38.923750866</dc:date>
    <meta:editing-duration>PT1H3M41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3" meta:paragraph-count="108" meta:word-count="625" meta:character-count="3702" meta:non-whitespace-character-count="3239"/>
  </office:meta>
</office:document-meta>
</file>